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1" style:family="paragraph">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draw:text-box>
            <text:p>Ubiquitous Computing</text:p>
          </draw:text-box>
        </draw:frame>
        <draw:frame presentation:style-name="pr2" draw:text-style-name="P1" draw:layer="layout" svg:width="25.191cm" svg:height="12.182cm" svg:x="1.399cm" svg:y="4.915cm" presentation:class="subtitle">
          <draw:text-box>
            <text:p text:style-name="P1">Ubiquitous Computing in the</text:p>
            <text:p text:style-name="P1">Office Environment</text:p>
            <text:p text:style-name="P1">By: Jared Dembru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What is Ubiquitous Computing?</text:p>
          </draw:text-box>
        </draw:frame>
        <draw:frame presentation:style-name="pr4" draw:layer="layout" svg:width="25.191cm" svg:height="12.182cm" svg:x="1.399cm" svg:y="4.915cm" presentation:class="outline">
          <draw:text-box>
            <text:list text:style-name="L2">
              <text:list-item>
                <text:p>At its core, ubiquitous computing is the integration of many different “smart appliances” (pretty much anything that has an operating system, including traditional computers, as well as sensors which may or may not have operating systems) into a single large system.</text:p>
              </text:list-item>
              <text:list-item>
                <text:p>The word “ubiquitous”, meaning “everywhere or seemingly everywhere”, comes from the Latin root “ubi”, meaning “where”.</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presentation:user-transformed="true">
          <draw:text-box>
            <text:p>Some Benefits</text:p>
          </draw:text-box>
        </draw:frame>
        <draw:frame presentation:style-name="pr4" draw:layer="layout" svg:width="25.191cm" svg:height="12.182cm" svg:x="1.399cm" svg:y="4.915cm" presentation:class="outline">
          <draw:text-box>
            <text:list text:style-name="L2">
              <text:list-item>
                <text:p>Improve worker efficiency</text:p>
              </text:list-item>
              <text:list-item>
                <text:p>Reduce worker stress</text:p>
              </text:list-item>
              <text:list-item>
                <text:p>Increase options for employees' work environments (going mobile)</text:p>
              </text:list-item>
              <text:list-item>
                <text:p>Aid in business transactions between firms</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Some Difficulties</text:p>
          </draw:text-box>
        </draw:frame>
        <draw:frame presentation:style-name="pr4" draw:layer="layout" svg:width="25.191cm" svg:height="12.182cm" svg:x="1.399cm" svg:y="4.915cm" presentation:class="outline">
          <draw:text-box>
            <text:list text:style-name="L2">
              <text:list-item>
                <text:p>Personal Privacy (issues concerning fellow employees, superiors, and government)</text:p>
              </text:list-item>
              <text:list-item>
                <text:p>Integration of new systems into older ubiquitous networks</text:p>
              </text:list-item>
              <text:list-item>
                <text:p>Reliability - How robust/intelligent are the programs and operating systems? Will they crash ofte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How Close Are We?</text:p>
          </draw:text-box>
        </draw:frame>
        <draw:frame presentation:style-name="pr4" draw:layer="layout" svg:width="25.191cm" svg:height="12.182cm" svg:x="1.399cm" svg:y="4.915cm" presentation:class="outline" presentation:user-transformed="true">
          <draw:text-box>
            <text:list text:style-name="L2">
              <text:list-item>
                <text:p>Ubiquitous computing has already begun (especially in mobile devices)</text:p>
              </text:list-item>
              <text:list-item>
                <text:p>Ubiquitous computing seems to be where we are headed.</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Conclusion</text:p>
          </draw:text-box>
        </draw:frame>
        <draw:frame presentation:style-name="pr4" draw:layer="layout" svg:width="25.191cm" svg:height="12.182cm" svg:x="1.399cm" svg:y="4.915cm" presentation:class="outline">
          <draw:text-box>
            <text:list text:style-name="L2">
              <text:list-item>
                <text:p>Ubiquitous computing seems to be the future of industry</text:p>
              </text:list-item>
              <text:list-item>
                <text:p>The benefits of ubiquitous computing in the workplace far outweigh potential issues</text:p>
              </text:list-item>
              <text:list-item>
                <text:p>Potential issues will eventually be solved, and their solutions will add good ideas to the computer science field</text:p>
                <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References</text:p>
          </draw:text-box>
        </draw:frame>
        <draw:frame presentation:style-name="pr4" draw:layer="layout" svg:width="26.083cm" svg:height="13.287cm" svg:x="0.507cm" svg:y="3.811cm" presentation:class="outline" presentation:user-transformed="true">
          <draw:text-box>
            <text:list text:style-name="L2">
              <text:list-header>
                <text:p>(1) http://searchnetworking.techtarget.com/definition/pervasive-computing</text:p>
                <text:p/>
                <text:p>(2) http://www-sul.stanford.edu/weiser/Ubiq.html</text:p>
                <text:p/>
                <text:p>(3) http://sites.tcs.com/insights/perspectives/enterprise-mobility-ubiquitous-computing-beyond-mobility#.U1VarTlV0xA</text:p>
                <text:p/>
                <text:p>(4) http://referaat.cs.utwente.nl/conference/3/paper/7112/a-localization-system-for-the-ubiquitous-computing-office-environment.pdf</text:p>
                <text:p/>
                <text:p>(5) http://whatis.techtarget.com/definition/calm-technology</text:p>
                <text:p/>
                <text:p>(6) http://www.vs.inf.ethz.ch/publ/papers/privacy-awareness.pdf</text:p>
                <text:p/>
                <text:p>(7) http://pet.ece.iisc.ernet.in/pallapa/issues.pdf</text:p>
              </text:list-header>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Thank You</text:p>
          </draw:text-box>
        </draw:frame>
        <draw:frame presentation:style-name="pr4" draw:layer="layout" svg:width="25.191cm" svg:height="12.182cm" svg:x="1.399cm" svg:y="4.915cm" presentation:class="outline">
          <draw:text-box>
            <text:list text:style-name="L2">
              <text:list-item>
                <text:p>If you would like to read the term paper, go to http://web.jdembrun.com:4352</text:p>
              </text:list-item>
              <text:list-item>
                <text:p>It will be up until the end of the quarter.</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6T16:16:12.157317080</meta:creation-date>
    <dc:date>2014-05-08T08:27:37.020605553</dc:date>
    <meta:editing-duration>PT52M18S</meta:editing-duration>
    <meta:editing-cycles>10</meta:editing-cycles>
    <meta:generator>LibreOffice/4.2.3.3$Linux_X86_64 LibreOffice_project/420$Build-3</meta:generator>
    <meta:document-statistic meta:object-count="53"/>
  </office:meta>
</office:document-meta>
</file>